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T1" style:family="text">
      <style:text-properties officeooo:rsid="0017f7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📝 <text:span text:style-name="Strong_20_Emphasis">Quick Guide to Update and Preview My Jekyll Website (Docker)</text:span></text:h>
      <text:list text:style-name="L1">
        <text:list-item>
          <text:p text:style-name="P3"><text:span text:style-name="Strong_20_Emphasis">Start local server</text:span></text:p>
          <text:p text:style-name="P1"><text:span text:style-name="Source_20_Text">cd ~/rajeshsharma.github.io</text:span></text:p>
          <text:p text:style-name="P2"><text:span text:style-name="Source_20_Text"><text:span text:style-name="T1">sudo </text:span></text:span><text:span text:style-name="Source_20_Text">docker compose up</text:span></text:p>
          <text:p text:style-name="P3">➤ Open browser at <text:a xlink:type="simple" xlink:href="http://127.0.0.1:8080/al-folio/" text:style-name="Internet_20_link" text:visited-style-name="Visited_20_Internet_20_Link"><text:span text:style-name="Strong_20_Emphasis">http://127.0.0.1:8080/al-folio/</text:span></text:a><text:line-break/><text:span text:style-name="Emphasis">(Stop with </text:span><text:span text:style-name="Emphasis"><text:span text:style-name="Source_20_Text">Ctrl + C</text:span></text:span><text:span text:style-name="Emphasis"> when done.)</text:span></text:p>
        </text:list-item>
        <text:list-item>
          <text:p text:style-name="P3"><text:span text:style-name="Strong_20_Emphasis">Edit site content</text:span></text:p>
          <text:list>
            <text:list-item>
              <text:p text:style-name="P3"><text:span text:style-name="Source_20_Text">_config.yml</text:span> → site title, email, baseurl</text:p>
            </text:list-item>
            <text:list-item>
              <text:p text:style-name="P3"><text:span text:style-name="Source_20_Text">_data/</text:span> → profile, education, experience, publications, etc.</text:p>
            </text:list-item>
            <text:list-item>
              <text:p text:style-name="P3"><text:span text:style-name="Source_20_Text">_projects/</text:span> → add or edit project <text:span text:style-name="Source_20_Text">.md</text:span> files</text:p>
            </text:list-item>
            <text:list-item>
              <text:p text:style-name="P3"><text:span text:style-name="Source_20_Text">_news/</text:span> → add updates or announcements</text:p>
            </text:list-item>
          </text:list>
          <text:p text:style-name="P3">💡 Jekyll auto-rebuilds on save — just refresh the page.</text:p>
        </text:list-item>
        <text:list-item>
          <text:p text:style-name="P3"><text:span text:style-name="Strong_20_Emphasis">Publish online</text:span></text:p>
          <text:p text:style-name="P1"><text:span text:style-name="Source_20_Text">git add .</text:span></text:p>
          <text:p text:style-name="P1"><text:span text:style-name="Source_20_Text">git commit -m "Update site content"</text:span></text:p>
          <text:p text:style-name="P2"><text:span text:style-name="Source_20_Text">git push</text:span></text:p>
          <text:p text:style-name="P3">➤ Changes appear automatically at <text:a xlink:type="simple" xlink:href="https://rajeshsharma.github.io/" text:style-name="Internet_20_link" text:visited-style-name="Visited_20_Internet_20_Link"><text:span text:style-name="Strong_20_Emphasis">https://rajeshsharma.github.io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1:23:57.487778280</meta:creation-date>
    <dc:date>2025-12-05T09:24:06.503684210</dc:date>
    <meta:editing-duration>PT1M4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97" meta:character-count="600" meta:non-whitespace-character-count="525"/>
  </office:meta>
</office:document-meta>
</file>